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ccanthis ADF Std" svg:font-family="'Accanthis ADF Std'" style:font-pitch="variable"/>
    <style:font-face style:name="Amiri" svg:font-family="Amiri" style:font-pitch="variable"/>
    <style:font-face style:name="GFS Artemisia" svg:font-family="'GFS Artemisia'" style:font-pitch="variable"/>
    <style:font-face style:name="LM Roman Demi 10" svg:font-family="'LM Roman Demi 10'" style:font-pitch="variable"/>
    <style:font-face style:name="LM Roman Demi 101" svg:font-family="'LM Roman Demi 10'" style:font-adornments="10 Regular" style:font-pitch="variable"/>
    <style:font-face style:name="Linux Biolinum Keyboard O" svg:font-family="'Linux Biolinum Keyboard O'" style:font-pitch="variable"/>
    <style:font-face style:name="jsMath-cmmib10" svg:font-family="jsMath-cmmib10" style:font-pitch="variable"/>
    <style:font-face style:name="jsMath-eufm10" svg:font-family="jsMath-eufm10"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style:font-name="Accanthis ADF Std" style:text-underline-style="solid" style:text-underline-width="auto" style:text-underline-color="font-color" officeooo:rsid="0020f208" officeooo:paragraph-rsid="001eaa94"/>
    </style:style>
    <style:style style:name="P2" style:family="paragraph" style:parent-style-name="Text_20_body">
      <style:paragraph-properties fo:text-align="start" style:justify-single-word="false"/>
      <style:text-properties style:font-name="Accanthis ADF Std" fo:font-size="14pt" style:text-underline-style="none" officeooo:rsid="001eaa94" officeooo:paragraph-rsid="001eaa94" style:font-size-asian="12.25pt" style:font-size-complex="14pt"/>
    </style:style>
    <style:style style:name="P3" style:family="paragraph" style:parent-style-name="Text_20_body">
      <style:paragraph-properties fo:text-align="start" style:justify-single-word="false"/>
      <style:text-properties style:font-name="LM Roman Demi 101" style:text-underline-style="none" officeooo:rsid="0020f208" officeooo:paragraph-rsid="0020f208"/>
    </style:style>
    <style:style style:name="P4" style:family="paragraph" style:parent-style-name="Text_20_body">
      <style:paragraph-properties fo:text-align="start" style:justify-single-word="false"/>
      <style:text-properties style:font-name="LM Roman Demi 101" style:text-underline-style="none" officeooo:rsid="0022816a" officeooo:paragraph-rsid="0022816a"/>
    </style:style>
    <style:style style:name="P5" style:family="paragraph" style:parent-style-name="Text_20_body">
      <style:paragraph-properties fo:text-align="start" style:justify-single-word="false"/>
      <style:text-properties style:font-name="LM Roman Demi 101" style:text-underline-style="none" officeooo:rsid="00286696" officeooo:paragraph-rsid="00286696"/>
    </style:style>
    <style:style style:name="P6" style:family="paragraph" style:parent-style-name="Title">
      <style:text-properties fo:color="#000000" style:font-name="Linux Biolinum Keyboard O" fo:font-size="32pt" style:text-underline-style="solid" style:text-underline-width="auto" style:text-underline-color="font-color" fo:font-weight="normal" style:font-size-asian="32pt" style:font-weight-asian="normal" style:font-size-complex="32pt" style:font-weight-complex="normal"/>
    </style:style>
    <style:style style:name="P7" style:family="paragraph" style:parent-style-name="Subtitle">
      <style:paragraph-properties fo:text-align="start" style:justify-single-word="false"/>
      <style:text-properties style:font-name="Accanthis ADF Std" style:text-underline-style="solid" style:text-underline-width="auto" style:text-underline-color="font-color" officeooo:rsid="001eaa94" officeooo:paragraph-rsid="001eaa94"/>
    </style:style>
    <style:style style:name="T1" style:family="text">
      <style:text-properties officeooo:rsid="001fd0ac"/>
    </style:style>
    <style:style style:name="T2" style:family="text">
      <style:text-properties officeooo:rsid="0022816a"/>
    </style:style>
    <style:style style:name="T3" style:family="text">
      <style:text-properties officeooo:rsid="00237d7a"/>
    </style:style>
    <style:style style:name="T4" style:family="text">
      <style:text-properties officeooo:rsid="002480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actica 1</text:p>
      <text:p text:style-name="P7">1. Productor/Consumidor <text:span text:style-name="T1">(LIFO)</text:span></text:p>
      <text:p text:style-name="P1"/>
      <text:p text:style-name="P3">Consiste en introducir valores(items) en un vector(buffer), y concurrentemente ir leyendo esos valores(items). <text:span text:style-name="T2">En esta solución leeremos el ultimo valor introducido. Como hace falta saber en que posicion pueden las hebras escribir y leer, declaramos una variable global llamada pos_libre, que estará inicializada a 0. Con esta variable conseguiremos saber la posicion del vector en la que escribir y leer. Cuando escribimos un valor en el vector, aumentamos la variable en 1, para indicar que la poscion libre es la siguiente, y cuando leemos, decrementamos esa variable en 1, para indicar a la otra hebra que la posicion que ha leido la hebra lectora, esta libre. Para que ambas hebras puedan escribir y leer concurrentemente sin problemas de acceso al vector compartido, hacemos uso de los semaforos. En este caso hacemos uso de 2 semaforos. Uno lo usamos para indicar a la hebra lectora cuando puede leer y otro para indicar a la hebra escritora cuando puede escrbir. La implementacion es la siguiente:</text:span></text:p>
      <text:p text:style-name="P4">Declaramos 2 hebras, puede_escribir y puede_leer. Puede escribir se inicializara al mismo valor que tenga el tamaño del vector, en este caso 10, con esto conseguimos que la hebra productora pueda escribir desde el comienzo del programa, y asi no parará de escribir salvo que llegue a 0, eso quedrá decir que no hay espacio libre en el vector, y tendrá que esperar a que la hebra lectora consuma un valor, en el caso de que consuma un valor dejará sitio para <text:span text:style-name="T3">mas</text:span> <text:span text:style-name="T3">items</text:span>, y la hebra productora podra acceder al vector y modificar una posicion. <text:span text:style-name="T4">Garantizamos que la hebra escritora no puede acceder al vector mientras no haya <text:s/>espacio libre, pues antes de poder acceder a dicho vector habra un semaforo( sem_wait(&amp;puede_escribir)), este semaforo parará la hebra productora siempre y cuando no haya espacio.</text:span></text:p>
      <text:p text:style-name="P5">Justo después de escribir el primer items en el vector, la hebra productora activara el semaforo (sem_pos(&amp;puede_leer)), este semaforo habilitará a la hebra lectora ha consumir un valor, se consigue esta sincronizacion puesto que en el método consumidor cada vez que la hebra lectora intente leer un valor del vector, se encontrará con un semaforo(sem_wait(&amp;puede_leer)), que parará a la hebra en el caso de que no haya valores que leer. En el caso de haber valores que leer podrá pasar, pues como ya se ha explicado la hebra productora activará dicho semaforo. </text:p>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ccanthis ADF Std" svg:font-family="'Accanthis ADF Std'" style:font-pitch="variable"/>
    <style:font-face style:name="Amiri" svg:font-family="Amiri" style:font-pitch="variable"/>
    <style:font-face style:name="GFS Artemisia" svg:font-family="'GFS Artemisia'" style:font-pitch="variable"/>
    <style:font-face style:name="LM Roman Demi 10" svg:font-family="'LM Roman Demi 10'" style:font-pitch="variable"/>
    <style:font-face style:name="LM Roman Demi 101" svg:font-family="'LM Roman Demi 10'" style:font-adornments="10 Regular" style:font-pitch="variable"/>
    <style:font-face style:name="Linux Biolinum Keyboard O" svg:font-family="'Linux Biolinum Keyboard O'" style:font-pitch="variable"/>
    <style:font-face style:name="jsMath-cmmib10" svg:font-family="jsMath-cmmib10" style:font-pitch="variable"/>
    <style:font-face style:name="jsMath-eufm10" svg:font-family="jsMath-eufm10"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6T18:22:34.815159374</meta:creation-date>
    <dc:date>2015-10-16T20:00:42.199383556</dc:date>
    <meta:editing-duration>PT1H22M54S</meta:editing-duration>
    <meta:editing-cycles>10</meta:editing-cycles>
    <meta:generator>LibreOffice/4.2.8.2$Linux_X86_64 LibreOffice_project/420m0$Build-2</meta:generator>
    <meta:document-statistic meta:table-count="0" meta:image-count="0" meta:object-count="0" meta:page-count="2" meta:paragraph-count="5" meta:word-count="395" meta:character-count="2408" meta:non-whitespace-character-count="2016"/>
  </office:meta>
</office:document-meta>
</file>